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 PL SungtiL GB" svg:font-family="'AR PL SungtiL GB'"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sans-serif" svg:font-family="sans-serif"/>
    <style:font-face style:name="serif" svg:font-family="serif"/>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062a3"/>
    </style:style>
    <style:style style:name="P3" style:family="paragraph" style:parent-style-name="Standard">
      <style:paragraph-properties fo:text-align="justify" style:justify-single-word="false"/>
      <style:text-properties officeooo:paragraph-rsid="0001ea8f"/>
    </style:style>
    <style:style style:name="P4" style:family="paragraph" style:parent-style-name="Standard">
      <style:paragraph-properties fo:text-align="justify" style:justify-single-word="false"/>
      <style:text-properties officeooo:paragraph-rsid="000223c7"/>
    </style:style>
    <style:style style:name="P5" style:family="paragraph" style:parent-style-name="Standard">
      <style:paragraph-properties fo:text-align="justify" style:justify-single-word="false"/>
      <style:text-properties style:font-name="Liberation Serif" fo:font-size="12pt" officeooo:paragraph-rsid="000223c7" style:font-size-asian="12pt" style:font-size-complex="12pt"/>
    </style:style>
    <style:style style:name="P6" style:family="paragraph" style:parent-style-name="Standard">
      <style:paragraph-properties fo:text-align="justify" style:justify-single-word="false"/>
      <style:text-properties style:font-name="Liberation Serif" fo:font-size="12pt" officeooo:rsid="0004446c" officeooo:paragraph-rsid="000223c7" style:font-size-asian="12pt" style:font-size-complex="12pt"/>
    </style:style>
    <style:style style:name="P7" style:family="paragraph" style:parent-style-name="Standard">
      <style:paragraph-properties fo:text-align="justify" style:justify-single-word="false"/>
      <style:text-properties style:font-name="Liberation Serif" fo:font-size="12pt" officeooo:rsid="00041d9c" officeooo:paragraph-rsid="00041d9c" style:font-size-asian="12pt" style:font-size-complex="12pt"/>
    </style:style>
    <style:style style:name="P8" style:family="paragraph" style:parent-style-name="Standard">
      <style:paragraph-properties fo:text-align="justify" style:justify-single-word="false"/>
      <style:text-properties officeooo:rsid="0000900e" officeooo:paragraph-rsid="000223c7"/>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paragraph-properties fo:text-align="justify" style:justify-single-word="false"/>
      <style:text-properties fo:font-weight="bold" style:font-weight-asian="bold" style:font-weight-complex="bold"/>
    </style:style>
    <style:style style:name="P11" style:family="paragraph" style:parent-style-name="Standard">
      <style:paragraph-properties fo:text-align="justify" style:justify-single-word="false"/>
      <style:text-properties officeooo:rsid="00041d9c" officeooo:paragraph-rsid="00041d9c"/>
    </style:style>
    <style:style style:name="P12"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04446c" officeooo:paragraph-rsid="000223c7" style:text-blinking="false" fo:background-color="transparent" style:font-size-asian="12pt" style:font-weight-asian="normal" style:font-size-complex="12pt" style:font-weight-complex="normal"/>
    </style:style>
    <style:style style:name="P13"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04446c" officeooo:paragraph-rsid="000223c7" style:text-blinking="false" fo:background-color="transparent" style:font-size-asian="12pt" style:font-size-complex="12pt"/>
    </style:style>
    <style:style style:name="P14"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0223c7" style:text-blinking="false" fo:background-color="transparent" style:font-size-asian="12pt" style:font-size-complex="12pt"/>
    </style:style>
    <style:style style:name="P1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normal" officeooo:rsid="0004446c" officeooo:paragraph-rsid="000223c7" style:text-blinking="false" fo:background-color="transparent" style:font-size-asian="12pt" style:font-size-complex="12pt"/>
    </style:style>
    <style:style style:name="P16" style:family="paragraph" style:parent-style-name="Standard">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04446c" officeooo:paragraph-rsid="000223c7" style:text-blinking="false" fo:background-color="transparent" style:font-size-asian="12pt" style:font-size-complex="12pt"/>
    </style:style>
    <style:style style:name="P1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0223c7" style:text-blinking="false" fo:background-color="transparent" style:font-size-asian="12pt" style:font-size-complex="12pt"/>
    </style:style>
    <style:style style:name="P18" style:family="paragraph" style:parent-style-name="Standard">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0223c7" style:text-blinking="false" fo:background-color="transparent" style:font-size-asian="12pt" style:font-size-complex="12pt"/>
    </style:style>
    <style:style style:name="P19" style:family="paragraph" style:parent-style-name="Standard">
      <style:paragraph-properties fo:text-align="justify" style:justify-single-word="false"/>
      <style:text-properties style:font-name="serif" fo:font-size="9.75pt" officeooo:rsid="0000900e" officeooo:paragraph-rsid="000223c7"/>
    </style:style>
    <style:style style:name="P20" style:family="paragraph" style:parent-style-name="Standard">
      <style:paragraph-properties fo:text-align="justify" style:justify-single-word="false"/>
      <style:text-properties officeooo:paragraph-rsid="000223c7"/>
    </style:style>
    <style:style style:name="T1" style:family="text">
      <style:text-properties officeooo:rsid="000062a3"/>
    </style:style>
    <style:style style:name="T2" style:family="text">
      <style:text-properties officeooo:rsid="0001ea8f"/>
    </style:style>
    <style:style style:name="T3" style:family="text">
      <style:text-properties officeooo:rsid="00022c03"/>
    </style:style>
    <style:style style:name="T4" style:family="text">
      <style:text-properties officeooo:rsid="00041d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Scheduling Federated Learning tasks on BIG.Little processors to reduce energy consumption while preserving mobile application performance</text:p>
      <text:p text:style-name="P9">State of the Art. </text:p>
      <text:p text:style-name="P10"/>
      <text:p text:style-name="P1"><text:tab/>Since the <text:span text:style-name="T1">symmetric</text:span> multi-processor architectures, hardware <text:span text:style-name="T1">level </text:span>cite{big_little} and software (OS level) cite{dvfs_based, <text:span text:style-name="T4">survey</text:span>} systems have been proposed to reduce the energy consumption of <text:span text:style-name="T1">processing units or cores</text:span>. <text:span text:style-name="T1">At</text:span> hardware level, BIG.little technology is very widespread cite{big_little} because it combines performance and energy saving with little cores intended for less performing tasks and BIG cores which are intended for very performing applications. To better take into account the advantages of the BIG.little technology, software scheduling approaches have been proposed. They are classified in three categories, the first group is old_technique.Big.little_adaptations based mainly on the techniques already used in SMP environments by adapting them to the BIG.little, the second group is hardware_profile_specific i.e. the <text:span text:style-name="T1">task </text:span>scheduling <text:s/>is <text:span text:style-name="T1">based</text:span> <text:span text:style-name="T1">on </text:span>the observation of cores <text:span text:style-name="T1">usage</text:span>, and the third group is task-specific i.e. it draws up the profile of the tasks to carry out their scheduling. </text:p>
      <text:p text:style-name="P1"/>
      <text:p text:style-name="P1"><text:tab/>Among the old_technique.Big.little_adaptations we classify <text:s/>contributions <text:s/>based on heterogeneous <text:span text:style-name="T1">multi-core architectures</text:span> but that can be applied to Big.little cores like IKS (In-Kernel Switcher) cite{in_kernel_switcher} employed by Linux-based operating systems (e.g., An-droid OS) to migrate applications between different types of cores depending on CPU frequency and utilization of thoses cores. In addition, there is the load-balancing module of the linux kernel that rebalances processes according to their past load cite{load_balancing_linux_kernel}. We can also add in this category cite{user_centric} which improves <text:span text:style-name="T1">CFS </text:span><text:s/>by adding application sensitivity, <text:span text:style-name="T1">a concept</text:span> reflect<text:span text:style-name="T1">ing</text:span> the user's attention on each application, and <text:span text:style-name="T1">also introducing</text:span> a user-centric scheduler and governor that allocate computing resources to applications according to their sensitivity. Here tasks with high sensitivity are privileged and all tasks with low sensitivity are less privileged. </text:p>
      <text:p text:style-name="P1"/>
      <text:p text:style-name="P2"><text:s/><text:tab/>The second group are the hardware_profile_specific contributions. First of all we note the set of improvements of the Linux scheduler among which the Energy Aware Scheduler (EAS) cites{EAS} which, to schedule a new task, always pick the CPU with sufficient spare capacity and smallest energy impact. <text:s/>Based on the current core temperature cite{m_dtm} proposed a task scheduling-based dynamic management technique for heterogeneous multi-core processors called M-DTM. <text:s/>According to their analysis, in case of thermal emergency of the big cores, migrating applications to the small cores cools down the big cores more rapidly. if the temperature of a big core exceeds a pre-defined threshold, the M-DTM immedi-ately migrates all running applications to the small cores to cool down the big cores. <text:s/>In addition, it operates the small cores at the highest frequency to minimize performance loss of the applications as much as possible. If temperature of the big cores decreases below the threshold, the M-DTM mi-grates the applications back to the big cores and operates the big cores at the highest frequency. Finally, still based on temperature, other approaches are predictive cite{predictive} in the sense that it is according to the predicted temperature of the cores that applications are migrated from the big cores to the little cores. </text:p>
      <text:p text:style-name="P1"/>
      <text:p text:style-name="P3"><text:s/><text:tab/>The third group is task-specific. The solutions of this group take as input the information associated with the performance of the tasks to be executed. This information can have several sources. <text:s/>one of the sources is the developer, this is what cite{performance_target} proposes where the developer notifies <text:s text:c="2"/>the <text:s/>task <text:s/>scheduler througth specific <text:s/>APIs <text:s text:c="3"/>of <text:s/>target <text:s/>performance <text:s/>for <text:s/>the <text:s/>applications. <text:s/>The information can also be obtained <text:s/><text:span text:style-name="T2">a</text:span>t <text:s/>runtime, <text:span text:style-name="T2">in this case</text:span> the <text:s/>task <text:s/>scheduler <text:s/>estimates <text:s/>performance <text:s/>of <text:s/>the <text:s/>applications <text:s/>on <text:s/>different <text:s/>types <text:s/>of <text:s/>cores. <text:s text:c="2"/>When the estimated performance of applications on the small cores is lower than their target per-formance provided by the APIs, the task scheduler allocates (or migrates) all the applications to the big cores. This is more or less the same principle that is used by cite{performance_target_1, performance_target_2_FPS} <text:soft-page-break/>with the only difference that it is the user who defines the target performance or QoS of the application or it is standard QoS that are used such as FPS(<text:span text:style-name="T2">F</text:span>rame <text:span text:style-name="T2">P</text:span>er <text:span text:style-name="T2">S</text:span>econd). <text:s/>Also, by measuring the CPU usage of a specific application on the BIG or Little cores cite{global_task_scheduling} decide to migrate or not, all applications between different types of cores. The profile of an application can be further defined based on data such as architectural features, such as IPC (Instructions Per Cycle) and the number of LLC (Last Level Cache) misses cite{llc_ipc} this technique periodically samples IPC and the number of LLC misses of each application via the performance counters. <text:s/>Based on the sampled values, their technique predicts per-formance of each application on different types of cores, using linear approximation. <text:s/>If the performance of an application seems to be satisfactory on the small cores, their technique allocates the application to the small cores. <text:s/>Otherwise, it allocates the application to the big cores. <text:s/>Once allocating the applications, it migrates them between the big and small cores depending on the predicted performance. </text:p>
      <text:p text:style-name="P1"><text:tab/>Still in the task-specific register, contributions assign scheduling policies to tasks according to the types of applications to be executed. Thus, cite{multimedia} focuses mainly on multimedia applications: Their <text:s/>proposed <text:s/>technique <text:s/>isolates <text:s/>multimedia <text:s/>applications <text:s/>from <text:s/>non-multimedia applications at runtime, considering the fact that <text:s/>the <text:s/>former <text:s/>usually <text:s/>requires <text:s/>a <text:s/>smaller <text:s/>amount <text:s/>of <text:s/>CPU <text:s/>resources than the latter due to dedicated hardware decoders. Specifically, their technique allocates multimedia applications to the small cores and non-multimedia applications to the big cores . <text:s/>Also the web-browsers have been studied: <text:s/>Zhu <text:s/>and <text:s/>Reddi <text:s/>pro-posed <text:s/>an <text:s/>energy-efficient <text:s/>task <text:s/>scheduling <text:s/>technique <text:s/>for <text:s/>mo-bile <text:s/>web <text:s/>browsers <text:s/>cite{web_browser_1}. <text:s/>Their <text:s/>proposed <text:s/>technique <text:s/>includes <text:s/>a <text:s/>linear <text:s text:c="2"/>regression <text:s text:c="2"/>model <text:s text:c="2"/>that <text:s text:c="2"/>estimates <text:s text:c="2"/>performance <text:s text:c="2"/>and <text:s text:c="2"/>power <text:s/>consumption <text:s/>of <text:s/>web <text:s/>browsers <text:s/>based <text:s/>on <text:s/>structures, styles, <text:s/>and <text:s/>size <text:s/>of <text:s/>web <text:s/>pages, to allocates the web browser to <text:s/>a <text:s/>big <text:s/>core. <text:s text:c="9"/>It is also possible to allocate web browser threads to appropriate type of cores in heterogeneous multi-core pro-cessors. This is what cite{web_browser_2} proposes to do. <text:s/>In <text:s/>the <text:s/>offline <text:s/>phase, <text:s/>their <text:s/>proposed <text:s/>technique <text:s/>classifies <text:s/>web <text:s/>browser <text:s/>threads <text:s/>into <text:s/>two <text:s/>types: <text:s/>critical threads(threads <text:s/>that <text:s/>affect <text:s/>web <text:s/>page <text:s/>loading <text:s/>time) <text:s/>and <text:s/>non-critical threads (threads that do not directly affect web page loading time). <text:s/>After <text:s/>that, <text:s/>in <text:s/>the <text:s/>online <text:s/>phase, <text:s/>their <text:s/>technique <text:s/>tries <text:s/>to <text:s/>prevent <text:s/>the <text:s/>non-critical <text:s/>threads <text:s/>from <text:s/>running <text:s/>on <text:s/>the <text:s/>big <text:s/>cores. <text:s/>It <text:s/>eventually <text:s/>allows <text:s/>much <text:s/>time <text:s/>for <text:s/>the <text:s/>big <text:s/>cores <text:s/>to <text:s/>be <text:s/>shut down, reducing CPU energy consumption. </text:p>
      <text:p text:style-name="P1"><text:tab/> <text:s/>Finally, still in the register of task-specific contributions. We have works targeting <text:s/>dependant task<text:span text:style-name="T3">s</text:span> cite{dependant_task}, latency aware task<text:span text:style-name="T3">s</text:span> cite{latency_aware_task}, parallelisable task<text:span text:style-name="T3">s</text:span> cite{parallelisable_task}, fork-join task<text:span text:style-name="T3">s</text:span> cite{fork_join_task}, big data task<text:span text:style-name="T3">s</text:span> cite{big_data_task} and real time task<text:span text:style-name="T3">s.</text:span> </text:p>
      <text:p text:style-name="P1"><text:tab/>Note that for Federated Learning <text:span text:style-name="T3">(FL)</text:span> task<text:span text:style-name="T3">s</text:span>, we did not find in the literature any work that performs scheduling, not in the <text:span text:style-name="T3">sense of best </text:span>processing terminals <text:span text:style-name="T3">selection </text:span>but <text:span text:style-name="T3">in the sense of <text:s/>choosing the</text:span> cores on which to execute the <text:span text:style-name="T3">FL</text:span> tasks. This is what we propose to contribute by reducing the energy consumption of current scheduling without impacting the performance of the applications. We do this by considering the characteristics of FL tasks which are delay_insensitive and high_performance. </text:p>
      <text:p text:style-name="P1"/>
      <text:p text:style-name="P1"/>
      <text:p text:style-name="P5">citations</text:p>
      <text:p text:style-name="P5"/>
      <text:p text:style-name="P15">real_time_task </text:p>
      <text:p text:style-name="P17">An adaptive, utilization-based approach to schedule real-time tasks for ARM big.LITTLE architectures</text:p>
      <text:p text:style-name="P5"/>
      <text:p text:style-name="P6">big_data_task</text:p>
      <text:p text:style-name="P12">A Task Scheduling Algorithm Based on Big.LITTLE Architecture in Cloud Computing</text:p>
      <text:p text:style-name="P5"/>
      <text:p text:style-name="P6"><text:soft-page-break/>fork_join_task</text:p>
      <text:p text:style-name="P13">Energy-aware scheduling of malleable fork-join tasks under a deadline constraint on heterogeneous multicores</text:p>
      <text:p text:style-name="P5"/>
      <text:p text:style-name="P6">parallelisable_task</text:p>
      <text:p text:style-name="P14">Scheduling Moldable Parallel Streaming Tasks onHeterogeneous Platforms with Frequency Scaling</text:p>
      <text:p text:style-name="P6">dependant_task</text:p>
      <text:p text:style-name="P13">Criticality-Aware Dynamic Task Scheduling forHeterogeneous Architectures</text:p>
      <text:p text:style-name="P13"/>
      <text:p text:style-name="P16">latency_aware_task</text:p>
      <text:p text:style-name="P18">Latency-aware Task Scheduling on big.LITTLE Heterogeneous Computing Architecture</text:p>
      <text:p text:style-name="P18"/>
      <text:p text:style-name="P8">dvfs_based</text:p>
      <text:p text:style-name="P19">S. Eyerman and L. Eeckhout, “Fine-grained DVFS Using On-chip Regulators,” ACM Transactions on Architecture and Code Op-timization, vol. 8, no. 1, article 1, pp. 1-24, 2011.</text:p>
      <text:p text:style-name="P4"/>
      <text:p text:style-name="P4">big_little</text:p>
      <text:p text:style-name="P4"/>
      <text:p text:style-name="P4">ARM, <text:s/>Advances <text:s/>in <text:s/>big.LITTLE <text:s/>Technology <text:s/>for <text:s/>Power <text:s/>and <text:s/>En-ergy <text:s/>Savings. <text:s/>http://www.arm.com/files/pdf/Advances_in_ big.LITTLE_Technology_for_Power_and_Energy_Savings.pdf</text:p>
      <text:p text:style-name="P4"/>
      <text:p text:style-name="P4">in_kernel_switcher</text:p>
      <text:p text:style-name="P4">Linux, <text:s/>In <text:s/>Kernel <text:s/>Switcher: <text:s/>A <text:s/>Solution <text:s/>to <text:s/>Support <text:s/>ARM’s <text:s/>New <text:s/>big.LITTLE <text:s/>Technology. <text:s/>https://events.linuxfoundation.org/images/ <text:s/>stories/slides/elc2013_poirier.pdf </text:p>
      <text:p text:style-name="P4"/>
      <text:p text:style-name="P4">load_balancing_linux_kernel</text:p>
      <text:p text:style-name="P4">https://silo.tips/download/overview-of-the-current-approaches-to-enhance-the-linux-scheduler-preeti-u-murth</text:p>
      <text:p text:style-name="P4"/>
      <text:p text:style-name="P4"/>
      <text:p text:style-name="P4">performance_target</text:p>
      <text:p text:style-name="P4">F. Gaspar, L. Tanica, P. Tomas, A. Ilic, and L. Sousa, “A Framework for <text:s/>Application-guided <text:s/>Task <text:s/>Management <text:s/>on <text:s/>Heterogeneous <text:s/>Em-bedded <text:s/>Systems,” <text:s/>ACM <text:s/>Transactions <text:s/>on <text:s/>Architecture <text:s/>and <text:s/>Code <text:s/>Opti-mization, vol. 12, no. 4, article 42, pp. 1-25, 2016</text:p>
      <text:p text:style-name="P4"/>
      <text:p text:style-name="P4">performance_target_1</text:p>
      <text:p text:style-name="P4">S. <text:s/>Muthkaruppan, <text:s/>M. <text:s/>Pricopi, <text:s/>V. <text:s/>Venkataramani, <text:s/>T. <text:s/>Mitra, <text:s/>and S. Vishin, “Hierarchical Power Management for Asymmet-ric <text:s/>Multi-core <text:s/>in <text:s/>Dark <text:s/>Silicon <text:s/>Era,” <text:s/>In <text:s/>Proceedings <text:s/>of <text:s/>the <text:s/>Design <text:s/>Automation Conference (DAC), pp. 1-6, 2013</text:p>
      <text:p text:style-name="P4"/>
      <text:p text:style-name="P4">performance_target_2_FPS</text:p>
      <text:p text:style-name="P4">A. <text:s/>Pathania, <text:s/>S. <text:s/>Pagani, <text:s/>M. <text:s/>Shafique, <text:s/>and <text:s/>J. <text:s/>Henkel, <text:s/>“Power <text:s/>Management <text:s/>for <text:s/>Mobile <text:s/>Games <text:s/>on <text:s/>Asymmetric <text:s/>Multi-cores,” <text:s/>In Proceedings <text:s/>of <text:s/>the <text:s/>International <text:s/>Symposium <text:s/>on <text:s/>Low <text:s/>Power <text:s/>Elec-tronics and Design (ISLPED), pp. 243-248, 2015.</text:p>
      <text:p text:style-name="P4"/>
      <text:p text:style-name="P4">global_task_scheduling</text:p>
      <text:p text:style-name="P4">Linux, GTS – A Solution to Support ARM’s big.LITTLE Technology. http://www.slideshare.net/linaroorg/lca14-104-gtsasolutiontoarms biglittletechnology/</text:p>
      <text:p text:style-name="P4"/>
      <text:p text:style-name="P4"><text:soft-page-break/>ipc_llc_based_techniques</text:p>
      <text:p text:style-name="P4">V. Petrucci, O. Loques, D. Mosse, R. Melhem, N. A. Gazala, and S. Gobriel, <text:s/>“Energy-efficient <text:s/>Thread <text:s/>Assignment <text:s/>Optimization <text:s/>for <text:s/>Heterogeneous <text:s/>Multicore <text:s/>Systems,” <text:s/>ACM Transactions on Embed-ded Computing Systems, vol. 14, no. 1, article 15, pp. 1-26, 2015.</text:p>
      <text:p text:style-name="P4"/>
      <text:p text:style-name="P4"/>
      <text:p text:style-name="P4">EAS</text:p>
      <text:p text:style-name="P4">Energy Aware Scheduling (EAS) progress update</text:p>
      <text:p text:style-name="P4">https://www.linaro.org/blog/energy-aware-scheduling-eas-progress-update/</text:p>
      <text:p text:style-name="P4"/>
      <text:p text:style-name="P4">multimedia</text:p>
      <text:p text:style-name="P4">Y. G. Kim, M. Kim, and S. W. Chung, “Enhancing Energy Efficiency of Multimedia <text:s/>Applications <text:s/>in <text:s/>Heterogeneous <text:s/>Mobile <text:s/>Multi-core <text:s/>Proces-sors,” IEEE Transactions on Computers, vol. 66, no. 11, pp. 1878-1889, 2017. </text:p>
      <text:p text:style-name="P4"/>
      <text:p text:style-name="P4">web_browser_1</text:p>
      <text:p text:style-name="P4">Y. <text:s text:c="2"/>Zhu <text:s text:c="2"/>and <text:s text:c="2"/>V. <text:s text:c="2"/>J. <text:s text:c="2"/>Reddi, <text:s text:c="2"/>“High-performance <text:s text:c="2"/>and <text:s text:c="2"/>Energy-efficient <text:s/>Mobile <text:s/>Web <text:s/>Browsing <text:s/>on <text:s/>Big/LITTLE <text:s/>Systems,” <text:s/>In <text:s/>Proceedings <text:s/>of <text:s/>the <text:s/>International <text:s/>Symposium <text:s/>on <text:s/>High <text:s/>Performance </text:p>
      <text:p text:style-name="P4"/>
      <text:p text:style-name="P4">web_browser_2</text:p>
      <text:p text:style-name="P4">S. J. Nam, Y. G. Kim, and S. W. Chung, “An Energy-efficient Task Scheduler for Mobile Web Browsing,” In Proceedings of In-ternational Conference on Consumer Electronics (ICCE), 2017. </text:p>
      <text:p text:style-name="P4"/>
      <text:p text:style-name="P4">m_dtm</text:p>
      <text:p text:style-name="P4">Y. G. Kim, M. Kim, J. M. Kim, and S. W. Chung, “M-DTM: Migra-tion-based <text:s/>Dynamic <text:s/>Thermal <text:s/>Management <text:s/>Technique <text:s/>for <text:s/>Heteroge-neous Mobile Multi-core Processors,” In Proceedings of the Design, Au-tomation, and Test in Europe Conference (DATE), pp. 1533-1538, 2015.</text:p>
      <text:p text:style-name="P4"/>
      <text:p text:style-name="P4">predictive</text:p>
      <text:p text:style-name="P4">G. Singla, G. Kaur, A. K. Unver, and U. Ogras, “Predictive Dy-namic <text:s/>Thermal <text:s/>and <text:s/>Power <text:s/>Management <text:s/>for <text:s/>Heterogeneous <text:s/>Mobile <text:s/>Platform,” <text:s/>In <text:s/>Proceedings <text:s/>of <text:s/>the <text:s/>Design, <text:s/>Automation, <text:s/>and <text:s/>Test in Europe Conference (DATE), pp. 960-965, 2015.</text:p>
      <text:p text:style-name="P4"/>
      <text:p text:style-name="P4">user_centric</text:p>
      <text:p text:style-name="P4">User-Centric Scheduling and Governing on Mobile Devices with</text:p>
      <text:p text:style-name="P4">big.LITTLE Processors</text:p>
      <text:p text:style-name="P4">PI-CHENG HSIU , Academia Sinica</text:p>
      <text:p text:style-name="P4">PO-HSIEN TSENG, WEI-MING CHEN, and CHIN-CHIANG PAN , National Taiwan University</text:p>
      <text:p text:style-name="P4">TEI-WEI KUO , National Taiwan University and Academia Sinica</text:p>
      <text:p text:style-name="P4"/>
      <text:p text:style-name="P11">survey</text:p>
      <text:p text:style-name="P7">A Survey on Recent OS-level Energy Management Techniques for Mobile Processing UnitsYoung Geun Kim, Student Member, IEEE, Joonho Kong, Member, IEEE, and Sung Woo Chung, Senior Member, IEE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 PL SungtiL GB" svg:font-family="'AR PL SungtiL GB'"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sans-serif" svg:font-family="sans-serif"/>
    <style:font-face style:name="serif" svg:font-family="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21:49:53.456300172</meta:creation-date>
    <dc:date>2022-08-08T19:02:15.773000000</dc:date>
    <meta:editing-duration>PT15H47M46S</meta:editing-duration>
    <meta:editing-cycles>4</meta:editing-cycles>
    <meta:generator>LibreOffice/7.3.2.2$Windows_X86_64 LibreOffice_project/49f2b1bff42cfccbd8f788c8dc32c1c309559be0</meta:generator>
    <meta:document-statistic meta:table-count="0" meta:image-count="0" meta:object-count="0" meta:page-count="4" meta:paragraph-count="61" meta:word-count="1664" meta:character-count="12433" meta:non-whitespace-character-count="10480"/>
  </office:meta>
</office:document-meta>
</file>